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Dashed_20__28_var_29__20_2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stroke="dash" draw:stroke-dash="Dashed_20__28_var_29_" draw:fill="none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5cm" fo:min-width="0cm"/>
    </style:style>
    <style:style style:name="gr7" style:family="graphic" style:parent-style-name="objectwithoutfill">
      <style:graphic-properties draw:marker-start="" draw:marker-start-width="0.3cm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70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70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center"/>
      <style:text-properties style:font-name="Arial" fo:font-size="16pt" style:letter-kerning="true" style:font-name-asian="Droid Sans Fallback" style:font-size-asian="16pt" style:font-name-complex="FreeSans" style:font-size-complex="16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" fo:font-size="15pt" style:letter-kerning="true" style:font-name-asian="Droid Sans Fallback" style:font-size-asian="15pt" style:font-name-complex="FreeSans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03cm" svg:x="1.4cm" svg:y="0.837cm" presentation:class="title" presentation:user-transformed="true">
          <draw:text-box>
            <text:p><text:span text:style-name="T1">XD2031 Server Architecture Overview</text:span></text:p>
          </draw:text-box>
        </draw:frame>
        <draw:custom-shape draw:style-name="gr1" draw:text-style-name="P2" xml:id="id6" draw:id="id6" draw:layer="layout" svg:width="1.905cm" svg:height="1.905cm" svg:x="26.035cm" svg:y="8.255cm">
          <text:p text:style-name="P2">PC</text:p>
          <text:p text:style-name="P2">fil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2.225cm" svg:height="16.51cm" svg:x="2.875cm" svg:y="3.81cm">
          <text:p text:style-name="P2">pcserver (fsser)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54cm" svg:height="1.27cm" svg:x="19.685cm" svg:y="8.255cm">
          <text:p text:style-name="P2">fs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5.005cm" svg:height="1.27cm" svg:x="6.585cm" svg:y="5.715cm">
          <text:p text:style-name="P2">main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2.105cm" svg:height="1.905cm" svg:x="0.134cm" svg:y="11.369cm">
          <text:p text:style-name="P2">Serial</text:p>
          <text:p text:style-name="P2">devic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4cm" svg:height="11.43cm" svg:x="6.645cm" svg:y="8.255cm">
          <text:p text:style-name="P2">fscmd</text:p>
          <text:p text:style-name="P2"/>
          <text:p text:style-name="P2"><text:span text:style-name="T2">(dispatch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98cm" svg:height="1.27cm" svg:x="10.355cm" svg:y="18.355cm">
          <text:p text:style-name="P2">channel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305cm" svg:height="6.35cm" svg:x="15.21cm" svg:y="8.255cm">
          <text:p text:style-name="P2"><text:span text:style-name="T3">Provider</text:span></text:p>
          <text:p text:style-name="P2"><text:span text:style-name="T3">API</text:span></text:p>
          <text:p text:style-name="P2"><text:span text:style-name="T3">and</text:span></text:p>
          <text:p text:style-name="P2"><text:span text:style-name="T3">Regist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2.54cm" svg:height="1.27cm" svg:x="19.65cm" svg:y="18.415cm">
          <text:p text:style-name="P4"><text:span text:style-name="T4">x00</text:span></text:p>
          <text:p text:style-name="P4"><text:span text:style-name="T4">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905cm" svg:height="1.905cm" svg:x="26.035cm" svg:y="10.795cm">
          <text:p text:style-name="P2">TCP/</text:p>
          <text:p text:style-name="P2">IP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105cm" svg:height="1.905cm" svg:x="0.135cm" svg:y="14.27cm">
          <text:p text:style-name="P2">Unix</text:p>
          <text:p text:style-name="P2">socke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715cm" svg:y1="12.382cm" svg:x2="6.645cm" svg:y2="13.97cm" draw:start-shape="id1" draw:start-glue-point="1" draw:end-shape="id2" draw:end-glue-point="3" svg:d="M5715 12382h465v1588h465" svg:viewBox="0 0 931 1589">
          <text:p/>
        </draw:connector>
        <draw:connector draw:style-name="gr4" draw:text-style-name="P2" draw:layer="layout" svg:x1="9.185cm" svg:y1="13.97cm" svg:x2="10.355cm" svg:y2="18.99cm" draw:start-shape="id2" draw:start-glue-point="1" draw:end-shape="id3" draw:end-glue-point="3" svg:d="M9185 13970h585v5020h585" svg:viewBox="0 0 1171 5021">
          <text:p/>
        </draw:connector>
        <draw:connector draw:style-name="gr4" draw:text-style-name="P2" draw:layer="layout" svg:x1="17.515cm" svg:y1="11.43cm" svg:x2="19.685cm" svg:y2="8.89cm" draw:start-shape="id4" draw:start-glue-point="1" draw:end-shape="id5" draw:end-glue-point="3" svg:d="M17515 11430h1085v-2540h1085" svg:viewBox="0 0 2171 2541">
          <text:p/>
        </draw:connector>
        <draw:connector draw:style-name="gr4" draw:text-style-name="P2" draw:layer="layout" svg:x1="22.225cm" svg:y1="8.89cm" svg:x2="26.035cm" svg:y2="9.207cm" draw:start-shape="id5" draw:start-glue-point="1" draw:end-shape="id6" draw:end-glue-point="3" svg:d="M22225 8890h1905v317h1905" svg:viewBox="0 0 3811 318">
          <text:p/>
        </draw:connector>
        <draw:connector draw:style-name="gr4" draw:text-style-name="P2" draw:layer="layout" svg:x1="14.087cm" svg:y1="6.985cm" svg:x2="7.915cm" svg:y2="8.255cm" draw:start-shape="id7" draw:start-glue-point="2" draw:end-shape="id2" draw:end-glue-point="0" svg:d="M14087 6985v635h-6172v635" svg:viewBox="0 0 6173 1271">
          <text:p/>
        </draw:connector>
        <draw:connector draw:style-name="gr4" draw:text-style-name="P2" draw:layer="layout" svg:x1="5.717cm" svg:y1="15.184cm" svg:x2="6.645cm" svg:y2="13.97cm" draw:start-shape="id8" draw:start-glue-point="1" draw:end-shape="id2" draw:end-glue-point="3" svg:d="M5717 15184h464v-1214h464" svg:viewBox="0 0 929 1215">
          <text:p/>
        </draw:connector>
        <draw:connector draw:style-name="gr4" draw:text-style-name="P2" draw:layer="layout" svg:x1="17.515cm" svg:y1="17.462cm" svg:x2="19.65cm" svg:y2="19.05cm" draw:start-shape="id9" draw:start-glue-point="1" draw:end-shape="id10" draw:end-glue-point="3" svg:d="M17515 17462h1067v1588h1068" svg:viewBox="0 0 2136 1589">
          <text:p/>
        </draw:connector>
        <draw:custom-shape draw:style-name="gr2" draw:text-style-name="P3" xml:id="id9" draw:id="id9" draw:layer="layout" svg:width="2.305cm" svg:height="4.445cm" svg:x="15.21cm" svg:y="15.24cm">
          <text:p text:style-name="P2"><text:span text:style-name="T3">handler</text:span></text:p>
          <text:p text:style-name="P2"><text:span text:style-name="T3">API</text:span></text:p>
          <text:p text:style-name="P2"><text:span text:style-name="T3">and</text:span></text:p>
          <text:p text:style-name="P2"><text:span text:style-name="T3">Regist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2.54cm" svg:height="1.27cm" svg:x="19.685cm" svg:y="9.96cm">
          <text:p text:style-name="P4"><text:span text:style-name="T5">disk</text:span></text:p>
          <text:p text:style-name="P4"><text:span text:style-name="T5">image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15cm" svg:y1="11.43cm" svg:x2="19.685cm" svg:y2="10.595cm" draw:start-shape="id4" draw:start-glue-point="1" draw:end-shape="id11" svg:d="M17515 11430h1085v-835h1085" svg:viewBox="0 0 2171 836">
          <text:p/>
        </draw:connector>
        <draw:custom-shape draw:style-name="gr2" draw:text-style-name="P4" xml:id="id12" draw:id="id12" draw:layer="layout" svg:width="2.54cm" svg:height="1.27cm" svg:x="19.686cm" svg:y="11.661cm">
          <text:p text:style-name="P4"><text:span text:style-name="T5">tc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2.54cm" svg:height="1.27cm" svg:x="19.687cm" svg:y="13.362cm">
          <text:p text:style-name="P4"><text:span text:style-name="T5">curl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15cm" svg:y1="11.43cm" svg:x2="19.686cm" svg:y2="12.296cm" draw:start-shape="id4" draw:start-glue-point="1" draw:end-shape="id12" draw:end-glue-point="3" svg:d="M17515 11430h1085v866h1086" svg:viewBox="0 0 2172 867">
          <text:p/>
        </draw:connector>
        <draw:connector draw:style-name="gr4" draw:text-style-name="P2" draw:layer="layout" svg:x1="17.515cm" svg:y1="11.43cm" svg:x2="19.687cm" svg:y2="13.997cm" draw:start-shape="id4" draw:start-glue-point="1" draw:end-shape="id13" draw:end-glue-point="3" svg:d="M17515 11430h1086v2567h1086" svg:viewBox="0 0 2173 2568">
          <text:p/>
        </draw:connector>
        <draw:connector draw:style-name="gr4" draw:text-style-name="P2" draw:layer="layout" svg:x1="22.226cm" svg:y1="12.296cm" svg:x2="26.035cm" svg:y2="11.747cm" draw:start-shape="id12" draw:start-glue-point="1" draw:end-shape="id14" draw:end-glue-point="3" svg:d="M22226 12296h1904v-549h1905" svg:viewBox="0 0 3810 550">
          <text:p/>
        </draw:connector>
        <draw:custom-shape draw:style-name="gr1" draw:text-style-name="P2" xml:id="id15" draw:id="id15" draw:layer="layout" svg:width="1.905cm" svg:height="1.905cm" svg:x="26.035cm" svg:y="13.335cm">
          <text:p text:style-name="P2">FTP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905cm" svg:height="1.905cm" svg:x="26.035cm" svg:y="15.875cm">
          <text:p text:style-name="P2">HTTP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2.227cm" svg:y1="13.997cm" svg:x2="26.035cm" svg:y2="14.287cm" draw:start-shape="id13" draw:start-glue-point="1" draw:end-shape="id15" draw:end-glue-point="3" svg:d="M22227 13997h1904v290h1904" svg:viewBox="0 0 3809 291">
          <text:p/>
        </draw:connector>
        <draw:connector draw:style-name="gr4" draw:text-style-name="P2" draw:layer="layout" svg:x1="22.227cm" svg:y1="13.997cm" svg:x2="26.035cm" svg:y2="16.827cm" draw:start-shape="id13" draw:start-glue-point="1" draw:end-shape="id16" draw:end-glue-point="3" svg:d="M22227 13997h1904v2830h1904" svg:viewBox="0 0 3809 2831">
          <text:p/>
        </draw:connector>
        <draw:custom-shape draw:style-name="gr5" draw:text-style-name="P4" draw:layer="layout" svg:width="2.54cm" svg:height="1.27cm" svg:x="19.651cm" svg:y="16.816cm">
          <text:p text:style-name="P4"><text:span text:style-name="T4">PRG</text:span></text:p>
          <text:p text:style-name="P4"><text:span text:style-name="T4">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1.27cm" svg:x="19.652cm" svg:y="15.217cm">
          <text:p text:style-name="P4"><text:span text:style-name="T4">zip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" draw:id="id17" draw:layer="layout" svg:width="3.001cm" svg:height="3.174cm" svg:x="10.395cm" svg:y="8.256cm">
          <text:p text:style-name="P5"><text:span text:style-name="T6">resolver</text:span></text:p>
          <text:p text:style-name="P5"><text:span text:style-name="T6">(handler.c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185cm" svg:y1="13.97cm" svg:x2="10.395cm" svg:y2="9.843cm" draw:start-shape="id2" draw:start-glue-point="1" draw:end-shape="id17" draw:end-glue-point="3" svg:d="M9185 13970h605v-4127h605" svg:viewBox="0 0 1211 4128">
          <text:p/>
        </draw:connector>
        <draw:frame draw:style-name="gr6" draw:text-style-name="P6" xml:id="id18" draw:id="id18" draw:layer="layout" svg:width="3.283cm" svg:height="3.075cm" svg:x="10.687cm" svg:y="12.465cm">
          <draw:text-box>
            <text:p text:style-name="P6"><text:span text:style-name="T2">To the providers</text:span></text:p>
            <text:p text:style-name="P6"><text:span text:style-name="T2">Resp. handlers</text:span></text:p>
            <text:p text:style-name="P6"><text:span text:style-name="T2">Via open files or</text:span></text:p>
            <text:p text:style-name="P6"><text:span text:style-name="T2">Registered </text:span></text:p>
            <text:p text:style-name="P6"><text:span text:style-name="T2">endpoints</text:span></text:p>
          </draw:text-box>
        </draw:frame>
        <draw:connector draw:style-name="gr4" draw:text-style-name="P2" draw:layer="layout" svg:x1="9.185cm" svg:y1="13.97cm" svg:x2="10.687cm" svg:y2="14.002cm" draw:start-shape="id2" draw:start-glue-point="1" draw:end-shape="id18" draw:end-glue-point="3" svg:d="M9185 13970h752v32h750" svg:viewBox="0 0 1503 33">
          <text:p/>
        </draw:connector>
        <draw:connector draw:style-name="gr7" draw:text-style-name="P2" draw:layer="layout" svg:x1="13.396cm" svg:y1="9.843cm" svg:x2="15.21cm" svg:y2="11.43cm" draw:start-shape="id17" draw:start-glue-point="1" draw:end-shape="id4" svg:d="M13396 9843h906v1587h908" svg:viewBox="0 0 1815 1588">
          <text:p/>
        </draw:connector>
        <draw:connector draw:style-name="gr7" draw:text-style-name="P2" draw:layer="layout" svg:x1="13.396cm" svg:y1="9.843cm" svg:x2="15.21cm" svg:y2="17.462cm" draw:start-shape="id17" draw:start-glue-point="1" draw:end-shape="id9" draw:end-glue-point="3" svg:d="M13396 9843h906v7619h908" svg:viewBox="0 0 1815 7620">
          <text:p/>
        </draw:connector>
        <draw:line draw:style-name="gr8" draw:text-style-name="P2" draw:layer="layout" svg:x1="15.24cm" svg:y1="9.19cm" svg:x2="13.335cm" svg:y2="9.19cm">
          <text:p/>
        </draw:line>
        <draw:custom-shape draw:style-name="gr2" draw:text-style-name="P5" xml:id="id1" draw:id="id1" draw:layer="layout" svg:width="2.105cm" svg:height="1.905cm" svg:x="3.61cm" svg:y="11.43cm">
          <text:p text:style-name="P7">Serial</text:p>
          <text:p text:style-name="P7">device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2.105cm" svg:height="1.905cm" svg:x="3.612cm" svg:y="14.232cm">
          <text:p text:style-name="P7">socket</text:p>
          <text:p text:style-name="P7">devic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24cm" svg:y1="15.222cm" svg:x2="3.612cm" svg:y2="15.184cm" draw:start-shape="id19" draw:start-glue-point="1" draw:end-shape="id8" svg:d="M2240 15222h685v-38h687" svg:viewBox="0 0 1373 39">
          <text:p/>
        </draw:connector>
        <draw:connector draw:style-name="gr4" draw:text-style-name="P2" draw:layer="layout" svg:x1="2.239cm" svg:y1="12.321cm" svg:x2="3.61cm" svg:y2="12.382cm" draw:start-shape="id20" draw:start-glue-point="1" draw:end-shape="id1" draw:end-glue-point="3" svg:d="M2239 12321h685v61h686" svg:viewBox="0 0 1372 62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1.703cm" svg:x="1.4cm" svg:y="0.837cm" presentation:class="title" presentation:user-transformed="true">
          <draw:text-box>
            <text:p><text:span text:style-name="T1">XD2031 Server Architecture Overview </text:span></text:p>
          </draw:text-box>
        </draw:frame>
        <draw:frame presentation:style-name="pr4" draw:text-style-name="P8" draw:layer="layout" svg:width="25.199cm" svg:height="17.145cm" svg:x="1.4cm" svg:y="3.175cm" presentation:class="outline" presentation:user-transformed="true">
          <draw:text-box>
            <text:list text:style-name="L2">
              <text:list-header>
                <text:p><text:span text:style-name="T7">Notes:</text:span></text:p>
              </text:list-header>
              <text:list-item>
                <text:p><text:span text:style-name="T7">Architecture principle is strict separation of concerns, also implementation hiding where useful (e.g. provider API)</text:span></text:p>
              </text:list-item>
              <text:list-item>
                <text:p><text:span text:style-name="T7">Orange boxes are already implemented, blue ones with dashed lines are possible, if not already planned</text:span></text:p>
              </text:list-item>
              <text:list-item>
                <text:p><text:span text:style-name="T7">Arrows show the calling direction, so in the main loop the main module calls ieee, and that calls bus, and so on</text:span></text:p>
              </text:list-item>
              <text:list-item>
                <text:p><text:span text:style-name="T7">Main also initializes all modules (which isn't shown here)</text:span></text:p>
              </text:list-item>
              <text:list-item>
                <text:p><text:span text:style-name="T7">Modules not shown: diskimg for disk image handling; mem, types and registry are general helpers; xcmd handles the -X command line options; the log module provides log output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1.703cm" svg:x="1.4cm" svg:y="0.837cm" presentation:class="title" presentation:user-transformed="true">
          <draw:text-box>
            <text:p><text:span text:style-name="T1">XD2031 Server Architecture Overview </text:span></text:p>
          </draw:text-box>
        </draw:frame>
        <draw:frame presentation:style-name="pr4" draw:text-style-name="P9" draw:layer="layout" svg:width="25.199cm" svg:height="17.145cm" svg:x="1.4cm" svg:y="3.175cm" presentation:class="outline" presentation:user-transformed="true">
          <draw:text-box>
            <text:list text:style-name="L2">
              <text:list-header>
                <text:p><text:span text:style-name="T8">Modules:</text:span></text:p>
              </text:list-header>
              <text:list-item>
                <text:p><text:span text:style-name="T8">Serial and socket handle the initialisation of the serial or socket device respectively</text:span></text:p>
              </text:list-item>
              <text:list-item>
                <text:p><text:span text:style-name="T8">fscmd is the main command dispatcher; it receives wire packets and handles them</text:span></text:p>
              </text:list-item>
              <text:list-item>
                <text:p><text:span text:style-name="T8">resolver: resolves paths and file names. Recursively goes through the directory levels, looking for matching handlers and providers</text:span></text:p>
              </text:list-item>
              <text:list-item>
                <text:p><text:span text:style-name="T8">provider: registry for the providers. Also handles charset conversion for providers</text:span></text:p>
              </text:list-item>
              <text:list-item>
                <text:p><text:span text:style-name="T8">handler: registry for the file type handlers</text:span></text:p>
              </text:list-item>
              <text:list-item>
                <text:p><text:span text:style-name="T8">fs, di, tcp, curl: current set of providers</text:span></text:p>
              </text:list-item>
              <text:list-item>
                <text:p><text:span text:style-name="T8">x00: currently available handler (for Pxx, Rxx, … files)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1.703cm" svg:x="1.4cm" svg:y="0.837cm" presentation:class="title" presentation:user-transformed="true">
          <draw:text-box>
            <text:p><text:span text:style-name="T1">XD2031 Initialization</text:span></text:p>
          </draw:text-box>
        </draw:frame>
        <draw:frame presentation:style-name="pr4" draw:text-style-name="P9" draw:layer="layout" svg:width="25.199cm" svg:height="17.145cm" svg:x="1.4cm" svg:y="3.175cm" presentation:class="outline" presentation:user-transformed="true">
          <draw:text-box>
            <text:list text:style-name="L2">
              <text:list-header>
                <text:p><text:span text:style-name="T8">Initialization:</text:span></text:p>
              </text:list-header>
              <text:list-item>
                <text:p><text:span text:style-name="T8">The server takes a number of parameters.</text:span></text:p>
              </text:list-item>
              <text:list-item>
                <text:p><text:span text:style-name="T8">With the “A” assign parameter, you can assign paths to the <text:s/>drive numbers, like</text:span></text:p>
                <text:list>
                  <text:list-item>
                    <text:p><text:span text:style-name="T8">-A0:fs=/foo/bar/path</text:span></text:p>
                  </text:list-item>
                  <text:list-item>
                    <text:p><text:span text:style-name="T8">-A1:tcp=localhost</text:span></text:p>
                  </text:list-item>
                </text:list>
              </text:list-item>
              <text:list-item>
                <text:p><text:span text:style-name="T8">The parameter channel simply forwards “X” drive commands from the pcserver to the device; however, they are bus-specific. Thus the command line is: </text:span></text:p>
                <text:list>
                  <text:list-item>
                    <text:p><text:span text:style-name="T8">-X&lt;device&gt;:&lt;command&gt;</text:span></text:p>
                  </text:list-item>
                  <text:list-item>
                    <text:p><text:span text:style-name="T8">-Xiec:U=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1.703cm" svg:x="1.4cm" svg:y="0.837cm" presentation:class="title" presentation:user-transformed="true">
          <draw:text-box>
            <text:p><text:span text:style-name="T1">XD2031 Server Architecture Overview </text:span></text:p>
          </draw:text-box>
        </draw:frame>
        <draw:frame presentation:style-name="pr4" draw:text-style-name="P9" draw:layer="layout" svg:width="25.199cm" svg:height="17.145cm" svg:x="1.4cm" svg:y="3.175cm" presentation:class="outline" presentation:user-transformed="true">
          <draw:text-box>
            <text:list text:style-name="L2">
              <text:list-header>
                <text:p><text:span text:style-name="T8">Future plans:</text:span></text:p>
              </text:list-header>
              <text:list-item>
                <text:p><text:span text:style-name="T8">Further code cleanup</text:span></text:p>
              </text:list-item>
              <text:list-item>
                <text:p><text:span text:style-name="T8">More file type handlers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4T15:21:15</meta:creation-date>
    <meta:editing-duration>PT1H14M20S</meta:editing-duration>
    <meta:editing-cycles>16</meta:editing-cycles>
    <dc:date>2014-08-01T16:38:11.412635217</dc:date>
    <meta:generator>LibreOffice/4.2.4.2$Linux_x86 LibreOffice_project/420m0$Build-2</meta:generator>
    <meta:document-statistic meta:object-count="83"/>
  </office:meta>
</office:document-meta>
</file>